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</office:font-face-decls>
  <office:automatic-styles>
    <style:style style:name="MapVariables" style:family="table">
      <style:table-properties style:width="6.6847in" table:align="margins"/>
    </style:style>
    <style:style style:name="MapVariables.A" style:family="table-column">
      <style:table-column-properties style:column-width="2.2285in" style:rel-column-width="21845*"/>
    </style:style>
    <style:style style:name="MapVariables.A1" style:family="table-cell">
      <style:table-cell-properties style:writing-mode="page"/>
    </style:style>
    <style:style style:name="P1" style:family="paragraph" style:parent-style-name="Standard">
      <style:text-properties officeooo:rsid="0016a95f" officeooo:paragraph-rsid="0016a95f"/>
    </style:style>
    <style:style style:name="P2" style:family="paragraph" style:parent-style-name="Table_20_Contents">
      <style:text-properties officeooo:rsid="0016a95f" officeooo:paragraph-rsid="0016a95f"/>
    </style:style>
    <style:style style:name="P3" style:family="paragraph" style:parent-style-name="Standard">
      <style:text-properties officeooo:rsid="00182f22" officeooo:paragraph-rsid="00182f22"/>
    </style:style>
    <style:style style:name="P4" style:family="paragraph" style:parent-style-name="Standard">
      <style:text-properties officeooo:rsid="00182f22" officeooo:paragraph-rsid="00182f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MapVariables" table:style-name="MapVariables">
        <table:table-column table:style-name="MapVariables.A" table:number-columns-repeated="3"/>
        <table:table-row table:style-name="TableLine94921442698768">
          <table:table-cell table:style-name="MapVariables.A1" office:value-type="string">
            <text:p text:style-name="P2"/>
          </table:table-cell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</table:table-row>
        <table:table-row table:style-name="TableLine94921442917280">
          <table:table-cell table:style-name="MapVariables.A1" office:value-type="string">
            <text:p text:style-name="P2"/>
          </table:table-cell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</table:table-row>
        <table:table-row table:style-name="TableLine94921442533056"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</table:table-row>
        <table:table-row table:style-name="TableLine94921442531424"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</table:table-row>
        <table:table-row table:style-name="TableLine94921442531952"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</table:table-row>
        <table:table-row table:style-name="TableLine94921442988064"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</table:table-row>
        <table:table-row table:style-name="TableLine94921442989264"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</table:table-row>
        <table:table-row table:style-name="TableLine94921442990240"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  <table:table-cell table:style-name="MapVariables.A1" office:value-type="string">
            <text:p text:style-name="Table_20_Contents"/>
          </table:table-cell>
        </table:table-row>
      </table:table>
      <text:p text:style-name="P1"/>
      <text:p text:style-name="P1">Enviornment Variables</text:p>
      <text:p text:style-name="P1">Tile Vars:</text:p>
      <text:p text:style-name="P1"><text:tab/>Soil Quality</text:p>
      <text:p text:style-name="P1"><text:tab/>Forest Available</text:p>
      <text:p text:style-name="P1">Floating Pt Vars:</text:p>
      <text:p text:style-name="P1"/>
      <text:p text:style-name="P1"/>
      <text:p text:style-name="P3">Possible Tile Sizes:</text:p>
      <text:p text:style-name="P3">- Huge – A city can’t grow beyond one</text:p>
      <text:p text:style-name="P3">- Small – Large cities are composed of multiple tiles</text:p>
      <text:p text:style-name="P3"/>
      <text:p text:style-name="P3">- None – Buildings and movements are all float based</text:p>
      <text:p text:style-name="P3"><text:tab/>Really hard mat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b8e68b5bf61ce56d972a163ea31a18aecdcd64cd</meta:generator>
    <meta:editing-cycles>3</meta:editing-cycles>
    <meta:creation-date>2008-08-22T11:41:04</meta:creation-date>
    <dc:date>2022-01-03T08:51:55.472710918</dc:date>
    <meta:editing-duration>PT10M26S</meta:editing-duration>
    <meta:document-statistic meta:table-count="1" meta:image-count="0" meta:object-count="0" meta:page-count="1" meta:paragraph-count="10" meta:word-count="43" meta:character-count="257" meta:non-whitespace-character-count="218"/>
  </office:meta>
</office:document-meta>
</file>